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797" calcext:value-type="float">
            <text:p><text:s text:c="3"/>16,797</text:p>
          </table:table-cell>
          <table:table-cell table:style-name="ce67" office:value-type="float" office:value="16138" calcext:value-type="float">
            <text:p><text:s text:c="3"/>16,138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512" calcext:value-type="float">
            <text:p><text:s text:c="3"/>15,512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528" calcext:value-type="float">
            <text:p><text:s text:c="3"/>528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36" calcext:value-type="float">
            <text:p><text:s text:c="3"/>8,636</text:p>
          </table:table-cell>
          <table:table-cell table:style-name="ce68" office:value-type="float" office:value="8286" calcext:value-type="float">
            <text:p><text:s text:c="3"/>8,286</text:p>
          </table:table-cell>
          <table:table-cell table:style-name="ce58" office:value-type="float" office:value="349" calcext:value-type="float">
            <text:p><text:s text:c="3"/>34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61" calcext:value-type="float">
            <text:p><text:s text:c="3"/>8,161</text:p>
          </table:table-cell>
          <table:table-cell table:style-name="ce68" office:value-type="float" office:value="7852" calcext:value-type="float">
            <text:p><text:s text:c="3"/>7,852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35" calcext:value-type="float">
            <text:p><text:s text:c="3"/>7,535</text:p>
          </table:table-cell>
          <table:table-cell table:style-name="ce68" office:value-type="float" office:value="358" calcext:value-type="float">
            <text:p><text:s text:c="3"/>358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003" calcext:value-type="float">
            <text:p><text:s text:c="3"/>18,003</text:p>
          </table:table-cell>
          <table:table-cell table:style-name="ce67" office:value-type="float" office:value="17346" calcext:value-type="float">
            <text:p><text:s text:c="3"/>17,346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666" calcext:value-type="float">
            <text:p><text:s text:c="3"/>16,666</text:p>
          </table:table-cell>
          <table:table-cell table:style-name="ce67" office:value-type="float" office:value="778" calcext:value-type="float">
            <text:p><text:s text:c="3"/>778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383" calcext:value-type="float">
            <text:p><text:s text:c="3"/>9,383</text:p>
          </table:table-cell>
          <table:table-cell table:style-name="ce68" office:value-type="float" office:value="9044" calcext:value-type="float">
            <text:p><text:s text:c="3"/>9,044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689" calcext:value-type="float">
            <text:p><text:s text:c="3"/>8,689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620" calcext:value-type="float">
            <text:p><text:s text:c="3"/>8,620</text:p>
          </table:table-cell>
          <table:table-cell table:style-name="ce68" office:value-type="float" office:value="8302" calcext:value-type="float">
            <text:p><text:s text:c="3"/>8,302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272" calcext:value-type="float">
            <text:p><text:s text:c="3"/>272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136" calcext:value-type="float">
            <text:p><text:s text:c="3"/>17,136</text:p>
          </table:table-cell>
          <table:table-cell table:style-name="ce67" office:value-type="float" office:value="16479" calcext:value-type="float">
            <text:p><text:s text:c="3"/>16,479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783" calcext:value-type="float">
            <text:p><text:s text:c="3"/>15,783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48" calcext:value-type="float">
            <text:p><text:s text:c="3"/>8,948</text:p>
          </table:table-cell>
          <table:table-cell table:style-name="ce68" office:value-type="float" office:value="8588" calcext:value-type="float">
            <text:p><text:s text:c="3"/>8,58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220" calcext:value-type="float">
            <text:p><text:s text:c="3"/>8,220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88" calcext:value-type="float">
            <text:p><text:s text:c="3"/>8,188</text:p>
          </table:table-cell>
          <table:table-cell table:style-name="ce68" office:value-type="float" office:value="7891" calcext:value-type="float">
            <text:p><text:s text:c="3"/>7,8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63" calcext:value-type="float">
            <text:p><text:s text:c="3"/>7,563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8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44020" calcext:value-type="float">
            <text:p><text:s text:c="3"/>144,020</text:p>
          </table:table-cell>
          <table:table-cell table:style-name="ce49" office:value-type="float" office:value="138778" calcext:value-type="float">
            <text:p><text:s text:c="3"/>138,778</text:p>
          </table:table-cell>
          <table:table-cell table:style-name="ce49" office:value-type="float" office:value="5230" calcext:value-type="float">
            <text:p><text:s text:c="3"/>5,230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32980" calcext:value-type="float">
            <text:p><text:s text:c="3"/>132,980</text:p>
          </table:table-cell>
          <table:table-cell table:style-name="ce49" office:value-type="float" office:value="6493" calcext:value-type="float">
            <text:p><text:s text:c="3"/>6,493</text:p>
          </table:table-cell>
          <table:table-cell table:style-name="ce98" office:value-type="float" office:value="4547" calcext:value-type="float">
            <text:p><text:s text:c="3"/>4,547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74568" calcext:value-type="float">
            <text:p><text:s text:c="3"/>74,568</text:p>
          </table:table-cell>
          <table:table-cell table:style-name="ce50" office:value-type="float" office:value="71814" calcext:value-type="float">
            <text:p><text:s text:c="3"/>71,814</text:p>
          </table:table-cell>
          <table:table-cell table:style-name="ce50" office:value-type="float" office:value="2747" calcext:value-type="float">
            <text:p><text:s text:c="3"/>2,747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68827" calcext:value-type="float">
            <text:p><text:s text:c="3"/>68,827</text:p>
          </table:table-cell>
          <table:table-cell table:style-name="ce50" office:value-type="float" office:value="3380" calcext:value-type="float">
            <text:p><text:s text:c="3"/>3,380</text:p>
          </table:table-cell>
          <table:table-cell table:style-name="ce99" office:value-type="float" office:value="2361" calcext:value-type="float">
            <text:p><text:s text:c="3"/>2,361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69452" calcext:value-type="float">
            <text:p><text:s text:c="3"/>69,452</text:p>
          </table:table-cell>
          <table:table-cell table:style-name="ce51" office:value-type="float" office:value="66964" calcext:value-type="float">
            <text:p><text:s text:c="3"/>66,964</text:p>
          </table:table-cell>
          <table:table-cell table:style-name="ce51" office:value-type="float" office:value="2483" calcext:value-type="float">
            <text:p><text:s text:c="3"/>2,48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4153" calcext:value-type="float">
            <text:p><text:s text:c="3"/>64,153</text:p>
          </table:table-cell>
          <table:table-cell table:style-name="ce51" office:value-type="float" office:value="3113" calcext:value-type="float">
            <text:p><text:s text:c="3"/>3,113</text:p>
          </table:table-cell>
          <table:table-cell table:style-name="ce100" office:value-type="float" office:value="2186" calcext:value-type="float">
            <text:p><text:s text:c="3"/>2,186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615" calcext:value-type="float">
            <text:p><text:s text:c="3"/>19,615</text:p>
          </table:table-cell>
          <table:table-cell table:style-name="ce67" office:value-type="float" office:value="18913" calcext:value-type="float">
            <text:p><text:s text:c="3"/>18,913</text:p>
          </table:table-cell>
          <table:table-cell table:style-name="ce67" office:value-type="float" office:value="702" calcext:value-type="float">
            <text:p><text:s text:c="3"/>702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8201" calcext:value-type="float">
            <text:p><text:s text:c="3"/>18,201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68" office:value-type="float" office:value="9661" calcext:value-type="float">
            <text:p><text:s text:c="3"/>9,661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246" calcext:value-type="float">
            <text:p><text:s text:c="3"/>9,246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68" office:value-type="float" office:value="9252" calcext:value-type="float">
            <text:p><text:s text:c="3"/>9,252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955" calcext:value-type="float">
            <text:p><text:s text:c="3"/>8,955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16.78" calcext:value-type="float">
            <text:p><text:s/>16.78</text:p>
          </table:table-cell>
          <table:table-cell table:style-name="ce59" office:value-type="float" office:value="17.2" calcext:value-type="float">
            <text:p><text:s/>17.20</text:p>
          </table:table-cell>
          <table:table-cell table:style-name="ce59" office:value-type="float" office:value="6.69" calcext:value-type="float">
            <text:p><text:s/>6.69</text:p>
          </table:table-cell>
          <table:table-cell table:style-name="ce59" office:value-type="float" office:value="-100" calcext:value-type="float">
            <text:p><text:s text:c="3"/>－100.00</text:p>
          </table:table-cell>
          <table:table-cell table:style-name="ce59" office:value-type="float" office:value="17.33" calcext:value-type="float">
            <text:p><text:s/>17.33</text:p>
          </table:table-cell>
          <table:table-cell table:style-name="ce59" office:value-type="float" office:value="9.51" calcext:value-type="float">
            <text:p><text:s/>9.51</text:p>
          </table:table-cell>
          <table:table-cell table:style-name="ce104" office:value-type="float" office:value="10.8" calcext:value-type="float">
            <text:p><text:s/>10.80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16.03" calcext:value-type="float">
            <text:p><text:s/>16.03</text:p>
          </table:table-cell>
          <table:table-cell table:style-name="ce60" office:value-type="float" office:value="16.59" calcext:value-type="float">
            <text:p><text:s/>16.59</text:p>
          </table:table-cell>
          <table:table-cell table:style-name="ce60" office:value-type="float" office:value="2.87" calcext:value-type="float">
            <text:p><text:s/>2.87</text:p>
          </table:table-cell>
          <table:table-cell table:style-name="ce60" office:value-type="float" office:value="-100" calcext:value-type="float">
            <text:p><text:s text:c="3"/>－100.00</text:p>
          </table:table-cell>
          <table:table-cell table:style-name="ce60" office:value-type="float" office:value="15.91" calcext:value-type="float">
            <text:p><text:s/>15.91</text:p>
          </table:table-cell>
          <table:table-cell table:style-name="ce60" office:value-type="float" office:value="9.52" calcext:value-type="float">
            <text:p><text:s/>9.52</text:p>
          </table:table-cell>
          <table:table-cell table:style-name="ce105" office:value-type="float" office:value="29.62" calcext:value-type="float">
            <text:p><text:s/>29.62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17.57" calcext:value-type="float">
            <text:p><text:s/>17.57</text:p>
          </table:table-cell>
          <table:table-cell table:style-name="ce61" office:value-type="float" office:value="17.83" calcext:value-type="float">
            <text:p><text:s/>17.83</text:p>
          </table:table-cell>
          <table:table-cell table:style-name="ce61" office:value-type="float" office:value="11" calcext:value-type="float">
            <text:p><text:s/>11.00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18.85" calcext:value-type="float">
            <text:p><text:s/>18.85</text:p>
          </table:table-cell>
          <table:table-cell table:style-name="ce61" office:value-type="float" office:value="9.5" calcext:value-type="float">
            <text:p><text:s/>9.50</text:p>
          </table:table-cell>
          <table:table-cell table:style-name="ce106" office:value-type="float" office:value="-7.46" calcext:value-type="float">
            <text:p><text:s text:c="3"/>－7.46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16.09" calcext:value-type="float">
            <text:p><text:s/>16.09</text:p>
          </table:table-cell>
          <table:table-cell table:style-name="ce62" office:value-type="float" office:value="16.68" calcext:value-type="float">
            <text:p><text:s/>16.68</text:p>
          </table:table-cell>
          <table:table-cell table:style-name="ce62" office:value-type="float" office:value="2.18" calcext:value-type="float">
            <text:p><text:s/>2.18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17.87" calcext:value-type="float">
            <text:p><text:s/>17.87</text:p>
          </table:table-cell>
          <table:table-cell table:style-name="ce62" office:value-type="float" office:value="-4.49" calcext:value-type="float">
            <text:p><text:s text:c="3"/>－4.49</text:p>
          </table:table-cell>
          <table:table-cell table:style-name="ce107" office:value-type="float" office:value="-0.34" calcext:value-type="float">
            <text:p><text:s text:c="3"/>－0.34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13.79" calcext:value-type="float">
            <text:p><text:s/>13.79</text:p>
          </table:table-cell>
          <table:table-cell table:style-name="ce60" office:value-type="float" office:value="14.4" calcext:value-type="float">
            <text:p><text:s/>14.40</text:p>
          </table:table-cell>
          <table:table-cell table:style-name="ce60" office:value-type="float" office:value="-0.28" calcext:value-type="float">
            <text:p><text:s text:c="3"/>－0.28</text:p>
          </table:table-cell>
          <table:table-cell table:style-name="ce60" office:value-type="float" office:value="-100" calcext:value-type="float">
            <text:p><text:s text:c="3"/>－100.00</text:p>
          </table:table-cell>
          <table:table-cell table:style-name="ce60" office:value-type="float" office:value="14.83" calcext:value-type="float">
            <text:p><text:s/>14.83</text:p>
          </table:table-cell>
          <table:table-cell table:style-name="ce60" office:value-type="float" office:value="-4.79" calcext:value-type="float">
            <text:p><text:s text:c="3"/>－4.79</text:p>
          </table:table-cell>
          <table:table-cell table:style-name="ce105" office:value-type="float" office:value="14.24" calcext:value-type="float">
            <text:p><text:s/>14.24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18.59" calcext:value-type="float">
            <text:p><text:s/>18.59</text:p>
          </table:table-cell>
          <table:table-cell table:style-name="ce61" office:value-type="float" office:value="19.17" calcext:value-type="float">
            <text:p><text:s/>19.17</text:p>
          </table:table-cell>
          <table:table-cell table:style-name="ce61" office:value-type="float" office:value="4.89" calcext:value-type="float">
            <text:p><text:s/>4.89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21.18" calcext:value-type="float">
            <text:p><text:s/>21.18</text:p>
          </table:table-cell>
          <table:table-cell table:style-name="ce61" office:value-type="float" office:value="-4.16" calcext:value-type="float">
            <text:p><text:s text:c="3"/>－4.16</text:p>
          </table:table-cell>
          <table:table-cell table:style-name="ce106" office:value-type="float" office:value="-15.07" calcext:value-type="float">
            <text:p><text:s text:c="3"/>－15.07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office:value-type="string" calcext:value-type="string" table:number-columns-spanned="3" table:number-rows-spanned="1">
            <text:p>內政部戶政司 民國101年9月6日編製</text:p>
          </table:table-cell>
          <table:covered-table-cell table:number-columns-repeated="2" table:style-name="ce83"/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49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1 年 8 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19615" calcext:value-type="float">
            <text:p><text:s text:c="3"/>19,615</text:p>
          </table:table-cell>
          <table:table-cell table:style-name="ce50" office:value-type="float" office:value="18913" calcext:value-type="float">
            <text:p><text:s text:c="3"/>18,913</text:p>
          </table:table-cell>
          <table:table-cell table:style-name="ce50" office:value-type="float" office:value="702" calcext:value-type="float">
            <text:p><text:s text:c="3"/>70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8201" calcext:value-type="float">
            <text:p><text:s text:c="3"/>18,201</text:p>
          </table:table-cell>
          <table:table-cell table:style-name="ce50" office:value-type="float" office:value="829" calcext:value-type="float">
            <text:p><text:s text:c="3"/>829</text:p>
          </table:table-cell>
          <table:table-cell table:style-name="ce98" office:value-type="float" office:value="585" calcext:value-type="float">
            <text:p><text:s text:c="3"/>585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020" calcext:value-type="float">
            <text:p><text:s text:c="3"/>10,020</text:p>
          </table:table-cell>
          <table:table-cell table:style-name="ce50" office:value-type="float" office:value="9661" calcext:value-type="float">
            <text:p><text:s text:c="3"/>9,661</text:p>
          </table:table-cell>
          <table:table-cell table:style-name="ce50" office:value-type="float" office:value="359" calcext:value-type="float">
            <text:p><text:s text:c="3"/>35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9246" calcext:value-type="float">
            <text:p><text:s text:c="3"/>9,246</text:p>
          </table:table-cell>
          <table:table-cell table:style-name="ce50" office:value-type="float" office:value="437" calcext:value-type="float">
            <text:p><text:s text:c="3"/>437</text:p>
          </table:table-cell>
          <table:table-cell table:style-name="ce99" office:value-type="float" office:value="337" calcext:value-type="float">
            <text:p><text:s text:c="3"/>337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9595" calcext:value-type="float">
            <text:p><text:s text:c="3"/>9,595</text:p>
          </table:table-cell>
          <table:table-cell table:style-name="ce50" office:value-type="float" office:value="9252" calcext:value-type="float">
            <text:p><text:s text:c="3"/>9,252</text:p>
          </table:table-cell>
          <table:table-cell table:style-name="ce50" office:value-type="float" office:value="343" calcext:value-type="float">
            <text:p><text:s text:c="3"/>343</text:p>
          </table:table-cell>
          <table:table-cell table:style-name="ce50" office:value-type="float" office:value="0" calcext:value-type="float">
            <text:p>—</text:p>
          </table:table-cell>
          <table:table-cell table:style-name="ce51" office:value-type="float" office:value="8955" calcext:value-type="float">
            <text:p><text:s text:c="3"/>8,955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100" office:value-type="float" office:value="248" calcext:value-type="float">
            <text:p><text:s text:c="3"/>248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3492" calcext:value-type="float">
            <text:p><text:s text:c="3"/>3,492</text:p>
          </table:table-cell>
          <table:table-cell table:style-name="ce65" office:value-type="float" office:value="3364" calcext:value-type="float">
            <text:p><text:s text:c="3"/>3,364</text:p>
          </table:table-cell>
          <table:table-cell table:style-name="ce65" office:value-type="float" office:value="128" calcext:value-type="float">
            <text:p><text:s text:c="3"/>12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3218" calcext:value-type="float">
            <text:p><text:s text:c="3"/>3,218</text:p>
          </table:table-cell>
          <table:table-cell table:style-name="ce65" office:value-type="float" office:value="185" calcext:value-type="float">
            <text:p><text:s text:c="3"/>185</text:p>
          </table:table-cell>
          <table:table-cell table:style-name="ce144" office:value-type="float" office:value="89" calcext:value-type="float">
            <text:p><text:s text:c="3"/>89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771" calcext:value-type="float">
            <text:p><text:s text:c="3"/>1,771</text:p>
          </table:table-cell>
          <table:table-cell table:style-name="ce135" office:value-type="float" office:value="1709" calcext:value-type="float">
            <text:p><text:s text:c="3"/>1,709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632" calcext:value-type="float">
            <text:p><text:s text:c="3"/>1,632</text:p>
          </table:table-cell>
          <table:table-cell table:style-name="ce135" office:value-type="float" office:value="89" calcext:value-type="float">
            <text:p><text:s text:c="3"/>89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721" calcext:value-type="float">
            <text:p><text:s text:c="3"/>1,721</text:p>
          </table:table-cell>
          <table:table-cell table:style-name="ce136" office:value-type="float" office:value="1655" calcext:value-type="float">
            <text:p><text:s text:c="3"/>1,655</text:p>
          </table:table-cell>
          <table:table-cell table:style-name="ce136" office:value-type="float" office:value="66" calcext:value-type="float">
            <text:p><text:s text:c="3"/>6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586" calcext:value-type="float">
            <text:p><text:s text:c="3"/>1,586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524" calcext:value-type="float">
            <text:p><text:s text:c="3"/>2,524</text:p>
          </table:table-cell>
          <table:table-cell table:style-name="ce65" office:value-type="float" office:value="2458" calcext:value-type="float">
            <text:p><text:s text:c="3"/>2,458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391" calcext:value-type="float">
            <text:p><text:s text:c="3"/>2,391</text:p>
          </table:table-cell>
          <table:table-cell table:style-name="ce65" office:value-type="float" office:value="86" calcext:value-type="float">
            <text:p><text:s text:c="3"/>86</text:p>
          </table:table-cell>
          <table:table-cell table:style-name="ce144" office:value-type="float" office:value="47" calcext:value-type="float">
            <text:p><text:s text:c="3"/>47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290" calcext:value-type="float">
            <text:p><text:s text:c="3"/>1,290</text:p>
          </table:table-cell>
          <table:table-cell table:style-name="ce135" office:value-type="float" office:value="1254" calcext:value-type="float">
            <text:p><text:s text:c="3"/>1,254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219" calcext:value-type="float">
            <text:p><text:s text:c="3"/>1,219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234" calcext:value-type="float">
            <text:p><text:s text:c="3"/>1,234</text:p>
          </table:table-cell>
          <table:table-cell table:style-name="ce136" office:value-type="float" office:value="1204" calcext:value-type="float">
            <text:p><text:s text:c="3"/>1,204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172" calcext:value-type="float">
            <text:p><text:s text:c="3"/>1,172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2407" calcext:value-type="float">
            <text:p><text:s text:c="3"/>2,407</text:p>
          </table:table-cell>
          <table:table-cell table:style-name="ce65" office:value-type="float" office:value="2314" calcext:value-type="float">
            <text:p><text:s text:c="3"/>2,314</text:p>
          </table:table-cell>
          <table:table-cell table:style-name="ce65" office:value-type="float" office:value="93" calcext:value-type="float">
            <text:p><text:s text:c="3"/>9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273" calcext:value-type="float">
            <text:p><text:s text:c="3"/>2,273</text:p>
          </table:table-cell>
          <table:table-cell table:style-name="ce65" office:value-type="float" office:value="81" calcext:value-type="float">
            <text:p><text:s text:c="3"/>81</text:p>
          </table:table-cell>
          <table:table-cell table:style-name="ce144" office:value-type="float" office:value="53" calcext:value-type="float">
            <text:p><text:s text:c="3"/>53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228" calcext:value-type="float">
            <text:p><text:s text:c="3"/>1,228</text:p>
          </table:table-cell>
          <table:table-cell table:style-name="ce135" office:value-type="float" office:value="1187" calcext:value-type="float">
            <text:p><text:s text:c="3"/>1,187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147" calcext:value-type="float">
            <text:p><text:s text:c="3"/>1,147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179" calcext:value-type="float">
            <text:p><text:s text:c="3"/>1,179</text:p>
          </table:table-cell>
          <table:table-cell table:style-name="ce136" office:value-type="float" office:value="1127" calcext:value-type="float">
            <text:p><text:s text:c="3"/>1,127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126" calcext:value-type="float">
            <text:p><text:s text:c="3"/>1,126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540" calcext:value-type="float">
            <text:p><text:s text:c="3"/>1,540</text:p>
          </table:table-cell>
          <table:table-cell table:style-name="ce65" office:value-type="float" office:value="1495" calcext:value-type="float">
            <text:p><text:s text:c="3"/>1,495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451" calcext:value-type="float">
            <text:p><text:s text:c="3"/>1,451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798" calcext:value-type="float">
            <text:p><text:s text:c="3"/>798</text:p>
          </table:table-cell>
          <table:table-cell table:style-name="ce135" office:value-type="float" office:value="771" calcext:value-type="float">
            <text:p><text:s text:c="3"/>771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741" calcext:value-type="float">
            <text:p><text:s text:c="3"/>741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742" calcext:value-type="float">
            <text:p><text:s text:c="3"/>742</text:p>
          </table:table-cell>
          <table:table-cell table:style-name="ce136" office:value-type="float" office:value="724" calcext:value-type="float">
            <text:p><text:s text:c="3"/>724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710" calcext:value-type="float">
            <text:p><text:s text:c="3"/>710</text:p>
          </table:table-cell>
          <table:table-cell table:style-name="ce136" office:value-type="float" office:value="19" calcext:value-type="float">
            <text:p><text:s text:c="3"/>19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104" calcext:value-type="float">
            <text:p><text:s text:c="3"/>2,104</text:p>
          </table:table-cell>
          <table:table-cell table:style-name="ce65" office:value-type="float" office:value="2021" calcext:value-type="float">
            <text:p><text:s text:c="3"/>2,02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953" calcext:value-type="float">
            <text:p><text:s text:c="3"/>1,953</text:p>
          </table:table-cell>
          <table:table-cell table:style-name="ce65" office:value-type="float" office:value="81" calcext:value-type="float">
            <text:p><text:s text:c="3"/>81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64" calcext:value-type="float">
            <text:p><text:s text:c="3"/>1,064</text:p>
          </table:table-cell>
          <table:table-cell table:style-name="ce135" office:value-type="float" office:value="1019" calcext:value-type="float">
            <text:p><text:s text:c="3"/>1,019</text:p>
          </table:table-cell>
          <table:table-cell table:style-name="ce135" office:value-type="float" office:value="45" calcext:value-type="float">
            <text:p><text:s text:c="3"/>45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76" calcext:value-type="float">
            <text:p><text:s text:c="3"/>976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1040" calcext:value-type="float">
            <text:p><text:s text:c="3"/>1,040</text:p>
          </table:table-cell>
          <table:table-cell table:style-name="ce136" office:value-type="float" office:value="1002" calcext:value-type="float">
            <text:p><text:s text:c="3"/>1,002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77" calcext:value-type="float">
            <text:p><text:s text:c="3"/>977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7404" calcext:value-type="float">
            <text:p><text:s text:c="3"/>7,404</text:p>
          </table:table-cell>
          <table:table-cell table:style-name="ce65" office:value-type="float" office:value="7117" calcext:value-type="float">
            <text:p><text:s text:c="3"/>7,117</text:p>
          </table:table-cell>
          <table:table-cell table:style-name="ce65" office:value-type="float" office:value="287" calcext:value-type="float">
            <text:p><text:s text:c="3"/>28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6792" calcext:value-type="float">
            <text:p><text:s text:c="3"/>6,792</text:p>
          </table:table-cell>
          <table:table-cell table:style-name="ce65" office:value-type="float" office:value="337" calcext:value-type="float">
            <text:p><text:s text:c="3"/>337</text:p>
          </table:table-cell>
          <table:table-cell table:style-name="ce144" office:value-type="float" office:value="275" calcext:value-type="float">
            <text:p><text:s text:c="3"/>275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3794" calcext:value-type="float">
            <text:p><text:s text:c="3"/>3,794</text:p>
          </table:table-cell>
          <table:table-cell table:style-name="ce135" office:value-type="float" office:value="3646" calcext:value-type="float">
            <text:p><text:s text:c="3"/>3,646</text:p>
          </table:table-cell>
          <table:table-cell table:style-name="ce135" office:value-type="float" office:value="148" calcext:value-type="float">
            <text:p><text:s text:c="3"/>148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3468" calcext:value-type="float">
            <text:p><text:s text:c="3"/>3,468</text:p>
          </table:table-cell>
          <table:table-cell table:style-name="ce135" office:value-type="float" office:value="181" calcext:value-type="float">
            <text:p><text:s text:c="3"/>181</text:p>
          </table:table-cell>
          <table:table-cell table:style-name="ce145" office:value-type="float" office:value="145" calcext:value-type="float">
            <text:p><text:s text:c="3"/>145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3610" calcext:value-type="float">
            <text:p><text:s text:c="3"/>3,610</text:p>
          </table:table-cell>
          <table:table-cell table:style-name="ce136" office:value-type="float" office:value="3471" calcext:value-type="float">
            <text:p><text:s text:c="3"/>3,471</text:p>
          </table:table-cell>
          <table:table-cell table:style-name="ce136" office:value-type="float" office:value="139" calcext:value-type="float">
            <text:p><text:s text:c="3"/>139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3324" calcext:value-type="float">
            <text:p><text:s text:c="3"/>3,324</text:p>
          </table:table-cell>
          <table:table-cell table:style-name="ce136" office:value-type="float" office:value="156" calcext:value-type="float">
            <text:p><text:s text:c="3"/>156</text:p>
          </table:table-cell>
          <table:table-cell table:style-name="ce146" office:value-type="float" office:value="130" calcext:value-type="float">
            <text:p><text:s text:c="3"/>13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21" calcext:value-type="float">
            <text:p><text:s text:c="3"/>321</text:p>
          </table:table-cell>
          <table:table-cell table:style-name="ce137" office:value-type="float" office:value="307" calcext:value-type="float">
            <text:p><text:s text:c="3"/>307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03" calcext:value-type="float">
            <text:p><text:s text:c="3"/>303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宜蘭縣" calcext:value-type="string">
            <text:p><text:s/>宜蘭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63" calcext:value-type="float">
            <text:p><text:s text:c="3"/>163</text:p>
          </table:table-cell>
          <table:table-cell table:style-name="ce75" office:value-type="float" office:value="155" calcext:value-type="float">
            <text:p><text:s text:c="3"/>155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51" calcext:value-type="float">
            <text:p><text:s text:c="3"/>151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58" calcext:value-type="float">
            <text:p><text:s text:c="3"/>158</text:p>
          </table:table-cell>
          <table:table-cell table:style-name="ce138" office:value-type="float" office:value="152" calcext:value-type="float">
            <text:p><text:s text:c="3"/>15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52" calcext:value-type="float">
            <text:p><text:s text:c="3"/>15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740" calcext:value-type="float">
            <text:p><text:s text:c="3"/>1,740</text:p>
          </table:table-cell>
          <table:table-cell table:style-name="ce137" office:value-type="float" office:value="1667" calcext:value-type="float">
            <text:p><text:s text:c="3"/>1,667</text:p>
          </table:table-cell>
          <table:table-cell table:style-name="ce137" office:value-type="float" office:value="73" calcext:value-type="float">
            <text:p><text:s text:c="3"/>7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51" calcext:value-type="float">
            <text:p><text:s text:c="3"/>1,551</text:p>
          </table:table-cell>
          <table:table-cell table:style-name="ce137" office:value-type="float" office:value="101" calcext:value-type="float">
            <text:p><text:s text:c="3"/>101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桃園縣" calcext:value-type="string">
            <text:p><text:s/>桃園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75" calcext:value-type="float">
            <text:p><text:s text:c="3"/>875</text:p>
          </table:table-cell>
          <table:table-cell table:style-name="ce75" office:value-type="float" office:value="830" calcext:value-type="float">
            <text:p><text:s text:c="3"/>830</text:p>
          </table:table-cell>
          <table:table-cell table:style-name="ce75" office:value-type="float" office:value="45" calcext:value-type="float">
            <text:p><text:s text:c="3"/>4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65" calcext:value-type="float">
            <text:p><text:s text:c="3"/>765</text:p>
          </table:table-cell>
          <table:table-cell table:style-name="ce75" office:value-type="float" office:value="61" calcext:value-type="float">
            <text:p><text:s text:c="3"/>6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65" calcext:value-type="float">
            <text:p><text:s text:c="3"/>865</text:p>
          </table:table-cell>
          <table:table-cell table:style-name="ce138" office:value-type="float" office:value="837" calcext:value-type="float">
            <text:p><text:s text:c="3"/>837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86" calcext:value-type="float">
            <text:p><text:s text:c="3"/>786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63" calcext:value-type="float">
            <text:p><text:s text:c="3"/>563</text:p>
          </table:table-cell>
          <table:table-cell table:style-name="ce137" office:value-type="float" office:value="547" calcext:value-type="float">
            <text:p><text:s text:c="3"/>547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26" calcext:value-type="float">
            <text:p><text:s text:c="3"/>526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新竹縣" calcext:value-type="string">
            <text:p><text:s/>新竹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57" calcext:value-type="float">
            <text:p><text:s text:c="3"/>257</text:p>
          </table:table-cell>
          <table:table-cell table:style-name="ce75" office:value-type="float" office:value="248" calcext:value-type="float">
            <text:p><text:s text:c="3"/>248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39" calcext:value-type="float">
            <text:p><text:s text:c="3"/>239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306" calcext:value-type="float">
            <text:p><text:s text:c="3"/>306</text:p>
          </table:table-cell>
          <table:table-cell table:style-name="ce138" office:value-type="float" office:value="299" calcext:value-type="float">
            <text:p><text:s text:c="3"/>299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87" calcext:value-type="float">
            <text:p><text:s text:c="3"/>287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28" calcext:value-type="float">
            <text:p><text:s text:c="3"/>528</text:p>
          </table:table-cell>
          <table:table-cell table:style-name="ce137" office:value-type="float" office:value="513" calcext:value-type="float">
            <text:p><text:s text:c="3"/>513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84" calcext:value-type="float">
            <text:p><text:s text:c="3"/>484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苗栗縣" calcext:value-type="string">
            <text:p><text:s/>苗栗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8" calcext:value-type="float">
            <text:p><text:s text:c="3"/>268</text:p>
          </table:table-cell>
          <table:table-cell table:style-name="ce75" office:value-type="float" office:value="262" calcext:value-type="float">
            <text:p><text:s text:c="3"/>262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49" calcext:value-type="float">
            <text:p><text:s text:c="3"/>249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251" calcext:value-type="float">
            <text:p><text:s text:c="3"/>25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35" calcext:value-type="float">
            <text:p><text:s text:c="3"/>235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186" calcext:value-type="float">
            <text:p><text:s text:c="3"/>1,186</text:p>
          </table:table-cell>
          <table:table-cell table:style-name="ce137" office:value-type="float" office:value="1154" calcext:value-type="float">
            <text:p><text:s text:c="3"/>1,154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1101" calcext:value-type="float">
            <text:p><text:s text:c="3"/>1,101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彰化縣" calcext:value-type="string">
            <text:p><text:s/>彰化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18" calcext:value-type="float">
            <text:p><text:s text:c="3"/>618</text:p>
          </table:table-cell>
          <table:table-cell table:style-name="ce75" office:value-type="float" office:value="603" calcext:value-type="float">
            <text:p><text:s text:c="3"/>603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574" calcext:value-type="float">
            <text:p><text:s text:c="3"/>574</text:p>
          </table:table-cell>
          <table:table-cell table:style-name="ce75" office:value-type="float" office:value="27" calcext:value-type="float">
            <text:p><text:s text:c="3"/>27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568" calcext:value-type="float">
            <text:p><text:s text:c="3"/>568</text:p>
          </table:table-cell>
          <table:table-cell table:style-name="ce138" office:value-type="float" office:value="551" calcext:value-type="float">
            <text:p><text:s text:c="3"/>551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527" calcext:value-type="float">
            <text:p><text:s text:c="3"/>527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43" calcext:value-type="float">
            <text:p><text:s text:c="3"/>343</text:p>
          </table:table-cell>
          <table:table-cell table:style-name="ce137" office:value-type="float" office:value="327" calcext:value-type="float">
            <text:p><text:s text:c="3"/>327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南投縣" calcext:value-type="string">
            <text:p><text:s/>南投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71" calcext:value-type="float">
            <text:p><text:s text:c="3"/>171</text:p>
          </table:table-cell>
          <table:table-cell table:style-name="ce75" office:value-type="float" office:value="166" calcext:value-type="float">
            <text:p><text:s text:c="3"/>166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72" calcext:value-type="float">
            <text:p><text:s text:c="3"/>172</text:p>
          </table:table-cell>
          <table:table-cell table:style-name="ce138" office:value-type="float" office:value="161" calcext:value-type="float">
            <text:p><text:s text:c="3"/>16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58" calcext:value-type="float">
            <text:p><text:s text:c="3"/>158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33" calcext:value-type="float">
            <text:p><text:s text:c="3"/>533</text:p>
          </table:table-cell>
          <table:table-cell table:style-name="ce137" office:value-type="float" office:value="518" calcext:value-type="float">
            <text:p><text:s text:c="3"/>518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73" calcext:value-type="float">
            <text:p><text:s text:c="3"/>473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雲林縣" calcext:value-type="string">
            <text:p><text:s/>雲林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6" calcext:value-type="float">
            <text:p><text:s text:c="3"/>266</text:p>
          </table:table-cell>
          <table:table-cell table:style-name="ce75" office:value-type="float" office:value="257" calcext:value-type="float">
            <text:p><text:s text:c="3"/>257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67" calcext:value-type="float">
            <text:p><text:s text:c="3"/>267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33" calcext:value-type="float">
            <text:p><text:s text:c="3"/>233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90" calcext:value-type="float">
            <text:p><text:s text:c="3"/>290</text:p>
          </table:table-cell>
          <table:table-cell table:style-name="ce137" office:value-type="float" office:value="280" calcext:value-type="float">
            <text:p><text:s text:c="3"/>280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68" calcext:value-type="float">
            <text:p><text:s text:c="3"/>268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嘉義縣" calcext:value-type="string">
            <text:p><text:s/>嘉義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54" calcext:value-type="float">
            <text:p><text:s text:c="3"/>154</text:p>
          </table:table-cell>
          <table:table-cell table:style-name="ce75" office:value-type="float" office:value="147" calcext:value-type="float">
            <text:p><text:s text:c="3"/>147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46" calcext:value-type="float">
            <text:p><text:s text:c="3"/>146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36" calcext:value-type="float">
            <text:p><text:s text:c="3"/>136</text:p>
          </table:table-cell>
          <table:table-cell table:style-name="ce138" office:value-type="float" office:value="133" calcext:value-type="float">
            <text:p><text:s text:c="3"/>13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34" calcext:value-type="float">
            <text:p><text:s text:c="3"/>534</text:p>
          </table:table-cell>
          <table:table-cell table:style-name="ce137" office:value-type="float" office:value="505" calcext:value-type="float">
            <text:p><text:s text:c="3"/>505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92" calcext:value-type="float">
            <text:p><text:s text:c="3"/>492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屏東縣" calcext:value-type="string">
            <text:p><text:s/>屏東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81" calcext:value-type="float">
            <text:p><text:s text:c="3"/>281</text:p>
          </table:table-cell>
          <table:table-cell table:style-name="ce75" office:value-type="float" office:value="270" calcext:value-type="float">
            <text:p><text:s text:c="3"/>270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53" calcext:value-type="float">
            <text:p><text:s text:c="3"/>253</text:p>
          </table:table-cell>
          <table:table-cell table:style-name="ce138" office:value-type="float" office:value="235" calcext:value-type="float">
            <text:p><text:s text:c="3"/>235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32" calcext:value-type="float">
            <text:p><text:s text:c="3"/>232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64" calcext:value-type="float">
            <text:p><text:s text:c="3"/>164</text:p>
          </table:table-cell>
          <table:table-cell table:style-name="ce137" office:value-type="float" office:value="149" calcext:value-type="float">
            <text:p><text:s text:c="3"/>149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臺東縣" calcext:value-type="string">
            <text:p><text:s/>臺東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83" calcext:value-type="float">
            <text:p><text:s text:c="3"/>83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3" calcext:value-type="float">
            <text:p><text:s text:c="3"/>73</text:p>
          </table:table-cell>
          <table:table-cell table:style-name="ce138" office:value-type="float" office:value="66" calcext:value-type="float">
            <text:p><text:s text:c="3"/>66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35" calcext:value-type="float">
            <text:p><text:s text:c="3"/>235</text:p>
          </table:table-cell>
          <table:table-cell table:style-name="ce137" office:value-type="float" office:value="221" calcext:value-type="float">
            <text:p><text:s text:c="3"/>221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18" calcext:value-type="float">
            <text:p><text:s text:c="3"/>218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花蓮縣" calcext:value-type="string">
            <text:p><text:s/>花蓮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30" calcext:value-type="float">
            <text:p><text:s text:c="3"/>130</text:p>
          </table:table-cell>
          <table:table-cell table:style-name="ce75" office:value-type="float" office:value="124" calcext:value-type="float">
            <text:p><text:s text:c="3"/>12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05" calcext:value-type="float">
            <text:p><text:s text:c="3"/>105</text:p>
          </table:table-cell>
          <table:table-cell table:style-name="ce138" office:value-type="float" office:value="97" calcext:value-type="float">
            <text:p><text:s text:c="3"/>97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00" calcext:value-type="float">
            <text:p><text:s text:c="3"/>10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77" calcext:value-type="float">
            <text:p><text:s text:c="3"/>77</text:p>
          </table:table-cell>
          <table:table-cell table:style-name="ce137" office:value-type="float" office:value="75" calcext:value-type="float">
            <text:p><text:s text:c="3"/>7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澎湖縣" calcext:value-type="string">
            <text:p><text:s/>澎湖縣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8" calcext:value-type="float">
            <text:p><text:s text:c="3"/>38</text:p>
          </table:table-cell>
          <table:table-cell table:style-name="ce75" office:value-type="float" office:value="37" calcext:value-type="float">
            <text:p><text:s text:c="3"/>3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78" calcext:value-type="float">
            <text:p><text:s text:c="3"/>178</text:p>
          </table:table-cell>
          <table:table-cell table:style-name="ce137" office:value-type="float" office:value="168" calcext:value-type="float">
            <text:p><text:s text:c="3"/>168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基隆市" calcext:value-type="string">
            <text:p><text:s/>基隆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04" calcext:value-type="float">
            <text:p><text:s text:c="3"/>104</text:p>
          </table:table-cell>
          <table:table-cell table:style-name="ce75" office:value-type="float" office:value="103" calcext:value-type="float">
            <text:p><text:s text:c="3"/>10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4" calcext:value-type="float">
            <text:p><text:s text:c="3"/>74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43" calcext:value-type="float">
            <text:p><text:s text:c="3"/>543</text:p>
          </table:table-cell>
          <table:table-cell table:style-name="ce137" office:value-type="float" office:value="526" calcext:value-type="float">
            <text:p><text:s text:c="3"/>526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16" calcext:value-type="float">
            <text:p><text:s text:c="3"/>516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新竹市" calcext:value-type="string">
            <text:p><text:s/>新竹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7" calcext:value-type="float">
            <text:p><text:s text:c="3"/>277</text:p>
          </table:table-cell>
          <table:table-cell table:style-name="ce75" office:value-type="float" office:value="268" calcext:value-type="float">
            <text:p><text:s text:c="3"/>268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61" calcext:value-type="float">
            <text:p><text:s text:c="3"/>261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66" calcext:value-type="float">
            <text:p><text:s text:c="3"/>266</text:p>
          </table:table-cell>
          <table:table-cell table:style-name="ce138" office:value-type="float" office:value="258" calcext:value-type="float">
            <text:p><text:s text:c="3"/>258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55" calcext:value-type="float">
            <text:p><text:s text:c="3"/>255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69" calcext:value-type="float">
            <text:p><text:s text:c="3"/>169</text:p>
          </table:table-cell>
          <table:table-cell table:style-name="ce137" office:value-type="float" office:value="160" calcext:value-type="float">
            <text:p><text:s text:c="3"/>160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嘉義市" calcext:value-type="string">
            <text:p><text:s/>嘉義市 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01" calcext:value-type="float">
            <text:p><text:s text:c="3"/>101</text:p>
          </table:table-cell>
          <table:table-cell table:style-name="ce75" office:value-type="float" office:value="93" calcext:value-type="float">
            <text:p><text:s text:c="3"/>93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68" calcext:value-type="float">
            <text:p><text:s text:c="3"/>68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number-columns-repeated="2" table:style-name="ce65" office:value-type="float" office:value="144" calcext:value-type="float">
            <text:p><text:s text:c="3"/>144</text:p>
          </table:table-cell>
          <table:table-cell table:number-columns-repeated="2" table:style-name="ce65" office:value-type="float" office:value="0" calcext:value-type="float">
            <text:p>—</text:p>
          </table:table-cell>
          <table:table-cell table:style-name="ce50" office:value-type="float" office:value="123" calcext:value-type="float">
            <text:p><text:s text:c="3"/>123</text:p>
          </table:table-cell>
          <table:table-cell table:style-name="ce65" office:value-type="float" office:value="19" calcext:value-type="float">
            <text:p><text:s text:c="3"/>19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建省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35" office:value-type="float" office:value="75" calcext:value-type="float">
            <text:p><text:s text:c="3"/>75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number-columns-repeated="2" table:style-name="ce136" office:value-type="float" office:value="69" calcext:value-type="float">
            <text:p><text:s text:c="3"/>69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46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number-columns-repeated="2" table:style-name="ce137" office:value-type="float" office:value="131" calcext:value-type="float">
            <text:p><text:s text:c="3"/>131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2" calcext:value-type="float">
            <text:p><text:s text:c="3"/>112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金門縣" calcext:value-type="string">
            <text:p><text:s/>金門縣 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67" calcext:value-type="float">
            <text:p><text:s text:c="3"/>67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64" calcext:value-type="float">
            <text:p><text:s text:c="3"/>64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number-columns-repeated="2" table:style-name="ce137" office:value-type="float" office:value="13" calcext:value-type="float">
            <text:p><text:s text:c="3"/>13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office:string-value="連江縣" calcext:value-type="string">
            <text:p><text:s/>連江縣 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75" office:value-type="float" office:value="8" calcext:value-type="float">
            <text:p><text:s text:c="3"/>8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女</text:p>
          </table:table-cell>
          <table:table-cell table:number-columns-repeated="2"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8" office:value-type="string" calcext:value-type="string">
            <text:p>內政部戶政司 民國101年9月6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02%E6%80%A7%E6%AF%94%E4%BE%8B&amp;%E4%BA%BA%E5%8F%A3%E5%AF%86%E5%BA%A6-101.08.xls'#$''.$G$5]"/>
        <table:named-expression table:name="出生" table:base-cell-address="$年月別.$A$1" table:expression="['file:///D:/123/i62/02%E6%80%A7%E6%AF%94%E4%BE%8B&amp;%E4%BA%BA%E5%8F%A3%E5%AF%86%E5%BA%A6-101.08.xls'#$''.$V$14:.$V$34]"/>
        <table:named-expression table:name="月底人口數" table:base-cell-address="$年月別.$A$1" table:expression="['file:///D:/123/i62/02%E6%80%A7%E6%AF%94%E4%BE%8B&amp;%E4%BA%BA%E5%8F%A3%E5%AF%86%E5%BA%A6-101.08.xls'#$''.$AT$14:.$AU$34]"/>
        <table:named-expression table:name="死亡" table:base-cell-address="$年月別.$A$1" table:expression="['file:///D:/123/i62/02%E6%80%A7%E6%AF%94%E4%BE%8B&amp;%E4%BA%BA%E5%8F%A3%E5%AF%86%E5%BA%A6-101.08.xls'#$''.$Y$14:.$Y$34]"/>
        <table:named-expression table:name="結婚" table:base-cell-address="$年月別.$A$1" table:expression="['file:///D:/123/i62/02%E6%80%A7%E6%AF%94%E4%BE%8B&amp;%E4%BA%BA%E5%8F%A3%E5%AF%86%E5%BA%A6-101.08.xls'#$''.$L$14:.$L$34]"/>
        <table:named-expression table:name="鄰數戶數" table:base-cell-address="$年月別.$A$1" table:expression="['file:///D:/123/i62/02%E6%80%A7%E6%AF%94%E4%BE%8B&amp;%E4%BA%BA%E5%8F%A3%E5%AF%86%E5%BA%A6-101.08.xls'#$''.$AQ$14:.$AR$34]"/>
        <table:named-expression table:name="離婚" table:base-cell-address="$年月別.$A$1" table:expression="['file:///D:/123/i62/02%E6%80%A7%E6%AF%94%E4%BE%8B&amp;%E4%BA%BA%E5%8F%A3%E5%AF%86%E5%BA%A6-101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9-06T17:12:16</meta:creation-date>
    <dc:creator>user</dc:creator>
    <dc:date>2012-09-06T17:13:03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